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0A0000401400002AECEF4B6CF4B8906E7E.wmf" manifest:media-type="image/x-wmf"/>
  <manifest:file-entry manifest:full-path="Pictures/2000026D0000400800002ADBC42314C637BB7823.wmf" manifest:media-type="image/x-wmf"/>
  <manifest:file-entry manifest:full-path="Pictures/10000200000000620000002AB4400DAA38016289.gif" manifest:media-type="image/gif"/>
  <manifest:file-entry manifest:full-path="Pictures/200000E50000408700002BAA74E3520EB6842A7C.wmf" manifest:media-type="image/x-wmf"/>
  <manifest:file-entry manifest:full-path="Pictures/10000200000000770000002F3CCAE95C9D392720.gif" manifest:media-type="image/gif"/>
  <manifest:file-entry manifest:full-path="Pictures/10000200000001900000002C69F29616A32FAE45.gif" manifest:media-type="image/gif"/>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pitch="variable" style:font-charset="x-symbol"/>
    <style:font-face style:name="FreeSans1" svg:font-family="FreeSans" style:font-family-generic="swiss"/>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margin-top="0in" fo:margin-bottom="0.139in" loext:contextual-spacing="true" fo:line-height="200%" fo:text-align="justify" style:justify-single-word="false"/>
    </style:style>
    <style:style style:name="P4" style:family="paragraph" style:parent-style-name="Standard">
      <style:paragraph-properties fo:margin-top="0in" fo:margin-bottom="0.139in" loext:contextual-spacing="true" fo:line-height="200%" fo:text-align="justify" style:justify-single-word="false">
        <style:tab-stops>
          <style:tab-stop style:position="0.25in"/>
        </style:tab-stops>
      </style:paragraph-properties>
    </style:style>
    <style:style style:name="P5" style:family="paragraph" style:parent-style-name="Standard">
      <style:paragraph-properties fo:margin-top="0in" fo:margin-bottom="0.139in" loext:contextual-spacing="true" fo:line-height="200%" fo:text-align="justify"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margin-top="0in" fo:margin-bottom="0.139in" loext:contextual-spacing="true" fo:line-height="200%" fo:text-align="justify" style:justify-single-word="false">
        <style:tab-stops>
          <style:tab-stop style:position="0.25in"/>
        </style:tab-stops>
      </style:paragraph-properties>
      <style:text-properties style:font-name="Times New Roman" fo:font-size="12pt" style:font-size-asian="12pt" style:font-name-complex="Times New Roman1" style:font-size-complex="12pt"/>
    </style:style>
    <style:style style:name="P7" style:family="paragraph" style:parent-style-name="Standard">
      <style:paragraph-properties fo:margin-top="0in" fo:margin-bottom="0.139in" loext:contextual-spacing="true" fo:line-height="200%" fo:text-align="justify" style:justify-single-word="false">
        <style:tab-stops>
          <style:tab-stop style:position="0.25in"/>
        </style:tab-stops>
      </style:paragraph-properties>
      <style:text-properties style:font-name="Times New Roman" fo:font-size="12pt" style:font-name-asian="宋体" style:font-size-asian="12pt" style:font-name-complex="Times New Roman1" style:font-size-complex="12pt"/>
    </style:style>
    <style:style style:name="P8" style:family="paragraph" style:parent-style-name="Standard">
      <style:paragraph-properties fo:margin-top="0in" fo:margin-bottom="0.139in" loext:contextual-spacing="true" fo:line-height="200%" fo:text-align="justify" style:justify-single-word="false"/>
      <style:text-properties style:font-name="Times New Roman" fo:font-size="12pt" fo:font-weight="bold" style:font-size-asian="12pt" style:font-weight-asian="bold" style:font-name-complex="Times New Roman1" style:font-size-complex="12pt"/>
    </style:style>
    <style:style style:name="P9" style:family="paragraph" style:parent-style-name="Standard">
      <style:paragraph-properties fo:margin-top="0in" fo:margin-bottom="0.139in" loext:contextual-spacing="true" fo:line-height="200%" fo:text-align="justify" style:justify-single-word="false" fo:break-before="page"/>
    </style:style>
    <style:style style:name="P10" style:family="paragraph" style:parent-style-name="Standard" style:master-page-name="Standard">
      <style:paragraph-properties fo:line-height="200%" fo:text-align="justify" style:justify-single-word="false" style:page-number="auto"/>
    </style:style>
    <style:style style:name="P11" style:family="paragraph" style:parent-style-name="Footer">
      <style:paragraph-properties fo:text-align="end" style:justify-single-word="false"/>
    </style:style>
    <style:style style:name="P12" style:family="paragraph" style:parent-style-name="List_20_Paragraph" style:list-style-name="WWNum1">
      <style:paragraph-properties fo:line-height="200%" fo:text-align="justify" style:justify-single-word="false"/>
    </style:style>
    <style:style style:name="T1" style:family="text">
      <style:text-properties fo:text-transform="uppercase"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name-asian="宋体" style:font-size-asian="12pt" style:font-weight-asian="bold" style:font-name-complex="Times New Roman1" style:font-size-complex="12pt"/>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name-asian="宋体" style:font-size-asian="12pt" style:font-name-complex="Times New Roman1" style:font-size-complex="12pt"/>
    </style:style>
    <style:style style:name="T7" style:family="text">
      <style:text-properties style:font-name="Times New Roman" fo:font-size="16pt" style:font-name-asian="宋体" style:font-size-asian="16pt" style:font-name-complex="Times New Roman1" style:font-size-complex="12pt"/>
    </style:style>
    <style:style style:name="T8" style:family="text">
      <style:text-properties style:text-position="super 58%" style:font-name="Times New Roman" fo:font-size="12pt" style:font-size-asian="12pt" style:font-name-complex="Times New Roman1" style:font-size-complex="12pt"/>
    </style:style>
    <style:style style:name="T9" style:family="text">
      <style:text-properties style:text-position="super 58%" style:font-name="Times New Roman" fo:font-size="12pt" style:font-name-asian="宋体" style:font-size-asian="12pt" style:font-name-complex="Times New Roman1" style:font-size-complex="12pt"/>
    </style:style>
    <style:style style:name="T10" style:family="text">
      <style:text-properties style:text-position="sub 58%" style:font-name="Times New Roman" fo:font-size="12pt" style:font-size-asian="12pt" style:font-name-complex="Times New Roman1" style:font-size-complex="12pt"/>
    </style:style>
    <style:style style:name="T11" style:family="text">
      <style:text-properties style:text-position="sub 58%" style:font-name="Times New Roman" fo:font-size="12pt" fo:font-style="italic" style:font-size-asian="12pt" style:font-style-asian="italic" style:font-name-complex="Times New Roman1" style:font-size-complex="12pt"/>
    </style:style>
    <style:style style:name="T12" style:family="text">
      <style:text-properties style:text-position="sub 58%" style:font-name="Times New Roman" fo:font-size="12pt" style:font-name-asian="宋体" style:font-size-asian="12pt" style:font-name-complex="Times New Roman1" style:font-size-complex="12pt"/>
    </style:style>
    <style:style style:name="T13" style:family="text">
      <style:text-properties style:text-position="sub 58%" style:font-name="Symbol" fo:font-size="12pt" style:font-name-asian="宋体" style:font-size-asian="12pt" style:font-name-complex="Times New Roman1" style:font-size-complex="12pt"/>
    </style:style>
    <style:style style:name="T14" style:family="text">
      <style:text-properties style:font-name="Symbol" fo:font-size="12pt" style:font-size-asian="12pt" style:font-name-complex="Times New Roman1" style:font-size-complex="12pt"/>
    </style:style>
    <style:style style:name="T15" style:family="text">
      <style:text-properties style:font-name="Symbol" fo:font-size="12pt" style:font-name-asian="宋体" style:font-size-asian="12pt" style:font-name-complex="Times New Roman1" style:font-size-complex="12pt"/>
    </style:style>
    <style:style style:name="T16" style:family="text">
      <style:text-properties style:font-name="Symbol1" fo:font-size="12pt" style:font-name-asian="Symbol2" style:font-size-asian="12pt" style:font-name-complex="Symbol2" style:font-size-complex="12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10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346in" fo:margin-top="0in" fo:margin-bottom="0.0047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Angular profiles of molecular beams from effusive tube sources: II. Monte Carlo Model.</text:span></text:p>
      <text:p text:style-name="P3"><text:span text:style-name="T2">D. F. Roundy</text:span><text:span text:style-name="T8">1</text:span><text:span text:style-name="T2">, M. A. Khakoo</text:span><text:span text:style-name="T8">2</text:span><text:span text:style-name="T2">, B. Foggo</text:span><text:span text:style-name="T8">2</text:span><text:span text:style-name="T2">, J. Flores</text:span><text:span text:style-name="T8">2</text:span><text:span text:style-name="T2">, M. Zawadzki</text:span><text:span text:style-name="T8">3</text:span><text:span text:style-name="T2">.</text:span></text:p>
      <text:p text:style-name="P3"><text:span text:style-name="T8">1</text:span><text:span text:style-name="T2"> Oregon State University, Department of Physics, Corvallis, OR 97331, USA.</text:span></text:p>
      <text:p text:style-name="P3"><text:span text:style-name="T8">2</text:span><text:span text:style-name="T2"> California State University, Department of Physics, Fullerton, CA 92831, USA. </text:span></text:p>
      <text:p text:style-name="P3"><text:span text:style-name="T2">3 M. Zawadzki, Atomic Physics Division, Department of Atomic, Molecular and Optical Physics, Faculty of Applied Physics and Mathematics, Gdańsk University of Technology, ul. G. Narutowicza 11/12, 80-233 Gdańsk, Poland. </text:span></text:p>
      <text:p text:style-name="P5"/>
      <text:p text:style-name="P3"><text:span text:style-name="T3">ABSTRACT.</text:span><text:span text:style-name="T2"> A Monte-Carlo model which interprets angular distributions of effusive gas beams emanating from a collimating tube source are presented in the region of Knudsen flow, i.e. where collisions between the gas atoms/molecules occur for “soft” and “hard” spheres. The model was compared with experimental data collected in our group earlier for a several gases (He, Ne, Ar, N</text:span><text:span text:style-name="T10">2</text:span><text:span text:style-name="T2"> and CO</text:span><text:span text:style-name="T10">2</text:span><text:span text:style-name="T2">) over a broad range of driving pressures.</text:span></text:p>
      <text:p text:style-name="P5"/>
      <text:p text:style-name="P5"/>
      <text:p text:style-name="P1"><text:span text:style-name="T3">1. INTRODUCTION</text:span></text:p>
      <text:p text:style-name="P4"><text:span text:style-name="T2"><text:tab/>There have been several efforts to characterize the profiles of collimated molecular beams emanating from effusive tube sources in the past. These investigations should be useful for applications of gas beams in molecular beam epitaxy, i.e. controlling such distributions from collimating tubes or arrays of tubes in applications for UHV technology and measurement of electron collision cross-sections in electron beam–gas beam experiments using the popular ‘relative flow’ method [1,2]. In our particular case, knowledge of molecular beam profiles is especially important when they are used in quantitative measurements of cross-sections, e.g. as discussed by Ramsey [3] and Brinkmann and Trajmar [4]. In the widely employed method of relative flow, the electron collision (absorption) cross-section of a standard gas (He or N</text:span><text:span text:style-name="T10">2</text:span><text:span text:style-name="T2">) is </text:span><text:soft-page-break/><text:span text:style-name="T2">compared with that of an unknown gas provided that the collision geometry of the overlap of the scattering beams and the relative fluences of the beams are known accurately. This comparison is facilitated by operating the standard and the unknown gas beams so that their profiles are the same [1]. This is achieved by running the two gases so that the mean-free paths of the two gases, in the reservoir behind the collimating structure (used to generate the beam), was the same [5]. When the profiles of the two gases are the same, the signals in a scattering or absorption experiment, </text:span><text:span text:style-name="T5">I</text:span><text:span text:style-name="T11">x</text:span><text:span text:style-name="T2"> and </text:span><text:span text:style-name="T5">I</text:span><text:span text:style-name="T11">c</text:span><text:span text:style-name="T2"> (where the subscripts </text:span><text:span text:style-name="T5">x</text:span><text:span text:style-name="T2"> and </text:span><text:span text:style-name="T5">c</text:span><text:span text:style-name="T2"> represent the unknown and calibration gases), are related to the cross-sections by the formula:</text:span></text:p>
      <text:p text:style-name="P4"><text:span text:style-name="T2"><text:tab/><text:tab/><text:tab/><text:tab/><text:tab/></text:span><text:span text:style-name="T2"><draw:frame draw:style-name="fr5" text:anchor-type="as-char" svg:width="1.2783in" svg:height="0.4937in" draw:z-index="6"><draw:object xlink:href="./Object 2" xlink:type="simple" xlink:show="embed" xlink:actuate="onLoad"/><draw:image xlink:href="./ObjectReplacements/Object 2" xlink:type="simple" xlink:show="embed" xlink:actuate="onLoad"/></draw:frame></text:span><text:span text:style-name="T7"><text:tab/>,</text:span><text:span text:style-name="T6"><text:tab/>(1)</text:span></text:p>
      <text:p text:style-name="P4"><text:span text:style-name="T2">where σ is the (respective) electron impact collision cross-section and </text:span><text:span text:style-name="T2"><draw:frame draw:style-name="fr5" text:anchor-type="as-char" svg:width="0.2154in" svg:height="0.198in" draw:z-index="7"><draw:object xlink:href="./Object 4" xlink:type="simple" xlink:show="embed" xlink:actuate="onLoad"/><draw:image xlink:href="./ObjectReplacements/Object 4" xlink:type="simple" xlink:show="embed" xlink:actuate="onLoad"/></draw:frame></text:span><text:span text:style-name="T2"> the flow rate of the gas of relative molecular mass </text:span><text:span text:style-name="T5">M</text:span><text:span text:style-name="T2">. Equation (1) assumes that the two gases are at the same temperature. According to Olander and Kruger [5], the profiles should be the same if the mean-free paths of the two gases are the same, i.e. the statistical collisional geometry of each atom/molecule in the gas with the walls plus with itself, as the gas goes through the collimating tube or structure should be the same. The mean-free path </text:span><text:span text:style-name="T14"></text:span><text:span text:style-name="T2"> is given by</text:span></text:p>
      <text:p text:style-name="P4"><text:span text:style-name="T2"><text:tab/><text:tab/><text:tab/><text:tab/><text:tab/> <text:s/></text:span><text:span text:style-name="T2"><draw:frame draw:style-name="fr5" text:anchor-type="as-char" svg:width="0.9075in" svg:height="0.4453in" draw:z-index="8"><draw:object xlink:href="./Object 6" xlink:type="simple" xlink:show="embed" xlink:actuate="onLoad"/><draw:image xlink:href="./ObjectReplacements/Object 6" xlink:type="simple" xlink:show="embed" xlink:actuate="onLoad"/></draw:frame></text:span><text:span text:style-name="T7"><text:tab/>,</text:span><text:span text:style-name="T6"><text:tab/>(2)</text:span></text:p>
      <text:p text:style-name="P4"><text:span text:style-name="T2">where </text:span><text:span text:style-name="T14"></text:span><text:span text:style-name="T2"> is the gas kinetic molecular diameter of the gas and </text:span><text:span text:style-name="T5">n</text:span><text:span text:style-name="T2"> is the number density of the gas. Under these conditions, one should expect that the two gases x and c be operated in the gas source reservoir at pressures </text:span><text:span text:style-name="T5">P</text:span><text:span text:style-name="T2"> in the ratio of pressures as</text:span></text:p>
      <text:p text:style-name="P4"><text:span text:style-name="T6"><text:tab/><text:tab/><text:tab/><text:tab/><text:tab/><text:tab/></text:span><text:span text:style-name="T6"><draw:frame draw:style-name="fr5" text:anchor-type="as-char" svg:width="0.6508in" svg:height="0.4898in" draw:z-index="9"><draw:object xlink:href="./Object 8" xlink:type="simple" xlink:show="embed" xlink:actuate="onLoad"/><draw:image xlink:href="./ObjectReplacements/Object 8" xlink:type="simple" xlink:show="embed" xlink:actuate="onLoad"/></draw:frame></text:span><text:span text:style-name="T6"> <text:s/><text:tab/>.<text:tab/><text:tab/>(3).</text:span></text:p>
      <text:p text:style-name="P4"><text:span text:style-name="T6"><text:tab/>Earlier, our group measured angular distributions of gases effusing through 2 collimating tube structures, viz. a single tube of diameter (d) 0.08 cm and length (L) 2 cm as well as a multi-capillary array of 91 tubes in a circular pack of 0.09 cm with each capillary being of d = 0.00508 cm and L = 0.508 cm [6]. For both these collimating sources we measured the gas beam angular </text:span><text:soft-page-break/><text:span text:style-name="T6">distributions by rotating the gas detection ionization gauge a radius of </text:span><text:span text:style-name="T16"></text:span><text:span text:style-name="T6"> 2.5 to 3.0 cm, about the exit center of the collimating structure with an angular resolution of </text:span><text:span text:style-name="T16"></text:span><text:span text:style-name="T6"> 1</text:span><text:span text:style-name="T9">o</text:span><text:span text:style-name="T6"> to 2</text:span><text:span text:style-name="T9">o</text:span><text:span text:style-name="T6">. The measurements vindicated the fact that the width of the angular distributions for atomic gases He, Ar and Xe and molecular gases H</text:span><text:span text:style-name="T12">2</text:span><text:span text:style-name="T6">, N</text:span><text:span text:style-name="T12">2</text:span><text:span text:style-name="T6">, C</text:span><text:span text:style-name="T12">2</text:span><text:span text:style-name="T6">H</text:span><text:span text:style-name="T12">2</text:span><text:span text:style-name="T6"> and CO</text:span><text:span text:style-name="T12">2</text:span><text:span text:style-name="T6"> was the same if the </text:span><text:span text:style-name="T15"></text:span><text:span text:style-name="T6"> in the reservoir was the same, as proposed by [5]. The measurements in [6] showed the advantage of rotating the ionization detector about the gas collimator center (method A) as opposed to translating it perpendicular to the collimator (method B) as was done e.g. by {7]. The was explained in [6] being a distortion of the detection solid angle as </text:span><text:span text:style-name="T15"></text:span><text:span text:style-name="T13"></text:span><text:span text:style-name="T6">(</text:span><text:span text:style-name="T15"></text:span><text:span text:style-name="T6">) = </text:span><text:span text:style-name="T15"></text:span><text:span text:style-name="T12">A</text:span><text:span text:style-name="T6"> cos</text:span><text:span text:style-name="T9">3</text:span><text:span text:style-name="T6">(</text:span><text:span text:style-name="T15"></text:span><text:span text:style-name="T6">), which e.g. for a </text:span><text:span text:style-name="T15"></text:span><text:span text:style-name="T6"> of 45</text:span><text:span text:style-name="T9">o</text:span><text:span text:style-name="T6"> means an operating efficiency of 0.35 using method B as compared to A where the efficiency (solid angle) remains the same and a more meaningful angular width may be determined. The paper [6] was the first part of a two part proposed set, and was concerned with the experimental measurement of profiles of atomic gases He, Ar and Xe and molecular gases H</text:span><text:span text:style-name="T12">2</text:span><text:span text:style-name="T6">, N</text:span><text:span text:style-name="T12">2</text:span><text:span text:style-name="T6">, C</text:span><text:span text:style-name="T12">2</text:span><text:span text:style-name="T6">H</text:span><text:span text:style-name="T12">2</text:span><text:span text:style-name="T6"> and CO</text:span><text:span text:style-name="T12">2</text:span><text:span text:style-name="T6">. The second part (this) addresses the modeling of these profiles in the Knudsen flow regime viz. <text:s/>d </text:span><text:span text:style-name="T16"></text:span><text:span text:style-name="T6"> </text:span><text:span text:style-name="T15"></text:span><text:span text:style-name="T6"> </text:span><text:span text:style-name="T16"></text:span><text:span text:style-name="T6"> L, where collisions in the collimating tube are prevalent. The present code took about a year to write in 2001 and several short periods to debug. It finally began to work after numerical approximations involving small angle trigonometric functions (to speed up the program) were removed in 2012 and could be handled with the increased speeds of computers at present. After running this over several summers, we decided that the accuracy of this code now merited it to be made public.</text:span></text:p>
      <text:p text:style-name="P7"/>
      <text:p text:style-name="P4"><text:span text:style-name="T4">2. GAS BEAM MONTE CARLO MODEL.</text:span></text:p>
      <text:p text:style-name="P4"><text:span text:style-name="T6"><text:tab/>The model which was only formulated for the single tube of diameter 0.08 cm and length 2 cm consists of two parts. The first part strived to find the exit gas density and the gas density gradient. </text:span><text:bookmark text:name="_GoBack"/></text:p>
      <text:p text:style-name="P7"/>
      <text:p text:style-name="P4"><text:soft-page-break/><text:span text:style-name="T6"><text:s/></text:span></text:p>
      <text:p text:style-name="P4"><text:span text:style-name="T6"><text:tab/></text:span></text:p>
      <text:p text:style-name="P6"/>
      <text:p text:style-name="P6"/>
      <text:p text:style-name="P6"/>
      <text:p text:style-name="P6"/>
      <text:p text:style-name="P6"/>
      <text:p text:style-name="P6"/>
      <text:p text:style-name="P6"/>
      <text:p text:style-name="P4"><text:span text:style-name="T2">My focus will be to present gas beam profiles produced by effusive tube collimators. The understanding and control of these profiles is important in experiments done in the electron collisions laboratory at Cal State Fullerton. Here, matching profiles of different gases enables one to determine electron-gas collisional properties using a technique called the relative flow method which was developed at the Jet Propulsion Laboratory. Such models which exist today do not consider inter-gas collisions and are therefore not practical when the gas collides with itself. This is true at higher pressures input gas pressures in the so-called Knudsen regime. Brandon Foggo did a STEM</text:span><text:span text:style-name="T8">2</text:span><text:span text:style-name="T2"> project with Dr. Khakoo last summer and resurrected and fixed a code written for this purpose in Dr. Khakoo’s laboratory by his student David Roundy. The resulting modeling of these profiles by the remedied code has been very good and is based on experimental work taken by Rugamas et al. [1]. Here we will introduce this area of research and summarize the (successful) results of our model. </text:span></text:p>
      <text:list xml:id="list2691849035833360692" text:style-name="WWNum1">
        <text:list-item>
          <text:list>
            <text:list-item>
              <text:p text:style-name="P12"><text:span text:style-name="T3">The relative flow method.</text:span></text:p>
            </text:list-item>
          </text:list>
        </text:list-item>
      </text:list>
      <text:p text:style-name="P3"><text:span text:style-name="T2">The relative flow method is a technique developed by Srivastava et al. [2] to enable the absolute measurement of differential cross sections for gaseous atomic and molecular targets. The differential cross section (an area per unit solid angle) of a gas is the probability of an electron scattering off that gas in some direction for a specific process, e.g. elastic or inelastic. In the relative flow method a known gas and a target gas are compared under identical experimental </text:span><text:soft-page-break/><text:span text:style-name="T2">conditions to determine the target gases differential cross section. The known gas is usually helium since its differential cross sections are well known experimentally and theoretically. In order to get the required identical experimental conditions, the gas beam profile, the electron beam energy, and the scattered electron detector solid angle at the collision region must be the same [5]. The unknown and the known gases are sequentially run through a tube and an electron beam at a set incident kinetic energy is made to traverse the gases. The geometric conditions for both gases in the collision region must be identical. This means that the electron beam size, the gas beam profile and the detection acceptance window for scattered electrons must be the same for any incident energy and scattering angle of the electrons. In order to do this, the electron beam should not change when the different gases are introduced into the chamber, and the gas beam profiles must match. It has been shown [1] that when the mean free path (λ) of the gases through the collimating gas structure is the same, the gas profile is the same (for non-reactive gases). The mean free path is given by,</text:span></text:p>
      <text:p text:style-name="P3"><text:span text:style-name="T2"><text:s/><text:tab/><text:tab/><text:tab/><text:tab/><text:tab/><text:tab/><text:tab/> <text:s text:c="3"/>, </text:span><draw:frame draw:style-name="fr1" draw:name="equationview" text:anchor-type="char" svg:x="2.5728in" svg:y="-0.0016in" svg:width="1.0209in" svg:height="0.4374in" draw:z-index="2"><draw:image xlink:href="Pictures/10000200000000620000002AB4400DAA38016289.gif" xlink:type="simple" xlink:show="embed" xlink:actuate="onLoad"/><svg:desc>http://latex.codecogs.com/gif.latex?%5Clambda%20%3D%20%5Cfrac%7B1%7D%7B%5Csqrt%7B2%7D%5Cpi%20n%5Cdelta%20%5E%7B2%7D%7D</svg:desc></draw:frame><text:span text:style-name="T2"><text:tab/><text:tab/>(1)</text:span></text:p>
      <text:p text:style-name="P3"><draw:frame draw:style-name="fr2" draw:name="Picture 2" text:anchor-type="char" svg:x="2.6146in" svg:y="1.25in" svg:width="1.2398in" svg:height="0.4898in" draw:z-index="0"><draw:image xlink:href="Pictures/10000200000000770000002F3CCAE95C9D392720.gif" xlink:type="simple" xlink:show="embed" xlink:actuate="onLoad"/><svg:desc>C:\Users\Khakoo Lab 3\Downloads\CodeCogsEqn (1).gif</svg:desc></draw:frame><text:span text:style-name="T2">where n is the number density of the gas (cm</text:span><text:span text:style-name="T8">-3</text:span><text:span text:style-name="T2">) and δ (cm) is the gas kinetic molecular diameter. In order for the mean free paths to be the same, the pressures behind the gas collimating structure must be in the ratio of their molecular diameters:</text:span></text:p>
      <text:p text:style-name="P3"><text:span text:style-name="T2"><text:tab/><text:tab/><text:tab/><text:tab/><text:tab/><text:tab/><text:tab/> <text:s text:c="10"/><text:tab/><text:tab/>(2)</text:span></text:p>
      <text:p text:style-name="P3"><draw:frame draw:style-name="fr3" draw:name="Picture 5" text:anchor-type="char" svg:x="-0.0835in" svg:y="1.4181in" svg:width="3.1118in" svg:height="2.1043in" draw:z-index="3"><draw:image xlink:href="Pictures/200000E50000408700002BAA74E3520EB6842A7C.wmf" xlink:type="simple" xlink:show="embed" xlink:actuate="onLoad"/></draw:frame><text:span text:style-name="T2">In order to determine the mean free path, the atomic/ molecular diameter of each atom/ molecule must be known (as well as the pressure behind the source). Having the same mean free path will, in theory, create the same gas beam profiles for each gas. If the gas beam </text:span></text:p>
      <text:p text:style-name="P3"><text:span text:style-name="T3">Figure 1. </text:span><text:span text:style-name="T2">Full-widths at half maximum of simulated gas profiles as a function of mean-free path. When the mean free path is the same for two gases, the profile width is found to be the same for these gases. </text:span></text:p>
      <text:p text:style-name="P5"/>
      <text:p text:style-name="P5"/>
      <text:p text:style-name="P3"><text:soft-page-break/><text:span text:style-name="T2">profiles are the same for each gas, then the atoms/ molecules of each gas are scattering with each other and the walls of the collimator to give the same profile. Another important parameter required for the relative flow method is the flow rate of the gas. This can be measured by finding the rate of change in pressure using a capacitance manometer to measure pressure along with a few other constants, i. e. volume of the gas, temperature of the gas, and Boltzmann’s constant [5]. As the electrons traverse the gas, a detector of electrons is used to measure the scattering signal and record it for whatever gas is present for elastic scattering processes: </text:span></text:p>
      <text:p text:style-name="P3"><draw:frame draw:style-name="fr2" draw:name="Picture 3" text:anchor-type="char" svg:x="0.8228in" svg:y="-0.1134in" svg:width="3.698in" svg:height="0.4063in" draw:z-index="1"><draw:image xlink:href="Pictures/10000200000001900000002C69F29616A32FAE45.gif" xlink:type="simple" xlink:show="embed" xlink:actuate="onLoad"/><svg:desc>C:\Users\Khakoo Lab 3\Downloads\CodeCogsEqn (2).gif</svg:desc></draw:frame><text:span text:style-name="T2"><text:tab/><text:tab/><text:tab/><text:tab/><text:tab/><text:tab/> <text:s text:c="2"/>,<text:tab/>(3)</text:span></text:p>
      <text:p text:style-name="P3"><text:span text:style-name="T2">where DCS(E</text:span><text:span text:style-name="T10">0</text:span><text:span text:style-name="T2">,Θ) is the differential cross section at incident energy E</text:span><text:span text:style-name="T10">0</text:span><text:span text:style-name="T2"> and scattering angle Θ, RFR is the relative flow rate (proportional to the flow rate), M is the molecular mass, and Is is the scattered electron rate. Subscripts X and He relate to the unknown gas and the standard gas (He in this case). Equation 3 can be applied as long as the gas beam profiles for He and X are the same. Now, the data can be evaluated and a differential cross section for the target gas can be derived. Using equation (3), all these values can be related to come up with a differential cross section (DCS</text:span><text:span text:style-name="T10">X</text:span><text:span text:style-name="T2">) for the target gas. Using this way of determining differential cross sections, one must apply this method to not only the free flow regime, but also the viscous flow regimes explained in the next section to get more accurate results (higher electron scattering rates with denser gas beams). Employing the relative flow method within these regimes gives us different gas beam profiles. Since the gas beam profiles are different, the elastic electron scattering through this target gas, as well as the differential cross section, will be different. </text:span></text:p>
      <text:list xml:id="list132440643969938" text:continue-numbering="true" text:style-name="WWNum1">
        <text:list-item>
          <text:list>
            <text:list-item>
              <text:p text:style-name="P12"><text:span text:style-name="T3">Regimes of flow in gas tube sources.</text:span></text:p>
            </text:list-item>
          </text:list>
        </text:list-item>
      </text:list>
      <text:p text:style-name="P3"><text:span text:style-name="T2">Regimes of flow are a general breakdown of possible collision scenarios within a gas in an effusive tube source. There are three possible regimes, each of which will influence the profile of the gas in different ways. The regime works by comparing the mean free path to the tube </text:span><text:soft-page-break/><text:span text:style-name="T2">dimensions. Knudsen values, are used to help classify these regimes. These are K</text:span><text:span text:style-name="T10">L</text:span><text:span text:style-name="T2">= λ/L, where L is the tube length, and K</text:span><text:span text:style-name="T10">D</text:span><text:span text:style-name="T2">= λ/D, where D is the tube diameter. The first regime is the free flow regime. This regime is when the mean free path is greater than the tube length (i.e. K</text:span><text:span text:style-name="T10">L</text:span><text:span text:style-name="T2">&gt;1). In this regime, inter-molecular collisions within the tube are unlikely to occur and can be essentially neglected. Since inter-molecular collisions can be neglected, the profile will be influenced by atomic/ molecular collisions only with the tube walls. In such a case, the  value of the gas is not important as long as the gas does not react with the walls of the tube. <text:s/>The second regime is the Knudsen regime or the intermediate flow regime. In this regime the mean free path is less than the tube length but greater than the tube diameter (K</text:span><text:span text:style-name="T10">L</text:span><text:span text:style-name="T2">&lt;1 and K</text:span><text:span text:style-name="T10">D</text:span><text:span text:style-name="T2">&gt;1). In this regime inter-molecular collisions begin to have an influence on the profile, but this influence is shared with atomic/ molecular collisions with tube walls. The last regime is the viscous flow regime. In this regime, the mean free path is less than the tube diameter (K</text:span><text:span text:style-name="T10">D</text:span><text:span text:style-name="T2">&lt;1). In this regime, inter-molecular collisions occur throughout the whole tube and these collisions play a much greater role than in the previous regimes. Atomic/ molecular collisions with the tube walls still play a role, but significantly less than before.</text:span></text:p>
      <text:list xml:id="list132440710039030" text:continue-numbering="true" text:style-name="WWNum1">
        <text:list-item>
          <text:list>
            <text:list-item>
              <text:p text:style-name="P12"><text:span text:style-name="T3">Monte-Carlo modeling studies in the free molecular flow regime.</text:span></text:p>
            </text:list-item>
          </text:list>
        </text:list-item>
      </text:list>
      <text:p text:style-name="P3"><text:span text:style-name="T2">Monte-Carlo modeling is a technique that is used to model gas beam profiles without experiment. Monte-Carlo modeling relies on random sampling of numbers along with predetermined algorithms to predict the outcomes of gas beam experiments. In the free flow regime, as mentioned earlier, the only collisions that we take into consideration is the atomic/ molecular collisions of the gas with the tube walls. It has been assumed that the scattering of the gas off the walls of the tube follows the cosine law developed by Knudsen [3]. Testing by Adamson et al [4] has shown that this is a very good assumption. The Monte-Carlo modeling for </text:span><text:soft-page-break/><text:span text:style-name="T2">this regime works by picking a random number between zero and one. This number is used to determine the radial position as the atom/ molecule enters the tube. The number is plugged into the equation r = a√(x</text:span><text:span text:style-name="T10">1</text:span><text:span text:style-name="T2">), where r is the radial position of the molecule as it enters the tube, a is the tube radius, and x is the random generated number. Two more random numbers are generated to determine the direction the atom/ molecule travels. The directions are given by Cos(Θ)=a√(x</text:span><text:span text:style-name="T10">2</text:span><text:span text:style-name="T2">), and Φ=2π(x</text:span><text:span text:style-name="T10">3</text:span><text:span text:style-name="T2">), where Θ and Φ are the polar and azimuthal angles respectively. A calculation is then carried out to see if the atom/ molecule exits the tube. If it doesn’t, then two more numbers are randomly selected and the polar and azimuthal angles of reflection are again computed for the new impact location. This process is repeated until the atom/ molecule exits the tube. The whole process is repeated many times for many different atoms/ molecules. The angles that the atoms/ molecules exit are examined to create a theoretical profile for the gas beam. In this case, a collision with the wall redistributes the exit velocity distribution as a cosine of the emission angle with respect to the perpendicular to the tube surface (diffuse reflection, since the tube surface is deemed rough and does not support specular reflection of the atoms/molecules.</text:span></text:p>
      <text:p text:style-name="P3"><text:span text:style-name="T3">Basics of CSUF Monte-Carlo modeling studies in the Knudsen flow regime.</text:span></text:p>
      <text:p text:style-name="P3"><text:span text:style-name="T2">As mentioned previously, a student of Dr. Khakoo (David Roundy) developed a Monte-Carlo simulation that modeled a gas beam profile for gases in the Knudsen flow regime. This Monte-Carlo simulation was much more complicated than the Monte-Carlo simulation for free molecular flow since it had to take into account the inter-molecular interactions within the gas, but it had a small coding error. Brandon Foggo, a STEM</text:span><text:span text:style-name="T8">2</text:span><text:span text:style-name="T2"> student that worked with Dr. Khakoo last summer, went over the code, found the error, and fixed it. Studies were then carried out to check for agreement between the Monte-Carlo model and experiment. The gases in this study were input at higher pressures so that inter-molecular collisions occurred within the tube. The scattering of the molecules were considered in two different ways: Hard-sphere scattering, which </text:span><text:soft-page-break/><text:span text:style-name="T2">is when two atoms/ molecules collide and bounce off each other, and soft-sphere scattering, which is when two atoms/ molecules interact from long range. Hard sphere scattering produces a cosine scattering distribution. Soft sphere scattering produces a much smaller range of scattering. When the atoms/ molecules inside the tube come in close proximity, they start to polarize. This creates an attraction between the molecules due to electric forces. This causes the atoms/ molecules to change direction. <text:s/>All of the soft sphere scattering effects felt by a single atom/ molecule causes it to undergo a random walk. A random walk is a representation of the random path that the atom/ molecule will take on its path to the end of the tube. This models the change in position and direction, using a Gaussian smear of the forward trajectory, giving rise to small deflections of the atom via long-range interactions. </text:span></text:p>
      <text:p text:style-name="P3"><draw:frame draw:style-name="fr4" draw:name="Picture 10" text:anchor-type="char" svg:x="0in" svg:y="0.0929in" svg:width="3.448in" svg:height="2.3075in" draw:z-index="5"><draw:image xlink:href="Pictures/2000026D0000400800002ADBC42314C637BB7823.wmf" xlink:type="simple" xlink:show="embed" xlink:actuate="onLoad"/></draw:frame><text:span text:style-name="T2"> </text:span><text:span text:style-name="T3">Figure 2. </text:span><text:span text:style-name="T2"><text:s/>Comparison of gas beam profiles from our model with experiment. Here, only hard-sphere scattering, but not soft sphere is included. The flow-rate in atoms/s is given.</text:span></text:p>
      <text:p text:style-name="P5"/>
      <text:p text:style-name="P8"/>
      <text:p text:style-name="P3"><draw:frame draw:style-name="fr4" draw:name="Picture 8" text:anchor-type="char" svg:x="0in" svg:y="0.0047in" svg:width="3.448in" svg:height="2.3075in" draw:z-index="4"><draw:image xlink:href="Pictures/2000010A0000401400002AECEF4B6CF4B8906E7E.wmf" xlink:type="simple" xlink:show="embed" xlink:actuate="onLoad"/></draw:frame><text:span text:style-name="T3">Figure 3.</text:span><text:span text:style-name="T2"> Comparison of gas beam profiles from our model with experiment. Here, soft sphere is included along with hard-sphere.</text:span></text:p>
      <text:p text:style-name="P5"/>
      <text:p text:style-name="P5"/>
      <text:p text:style-name="P5"/>
      <text:p text:style-name="P3"><text:span text:style-name="T2">There is also the scattering of the atoms/ molecules off the walls of the tube, this again follows the cosine law. Profiles were then created for a variety of gases in the Knudsen flow regime. The </text:span><text:soft-page-break/><text:span text:style-name="T2">profiles obtained through experiment and through the Monte-Carlo method were then compared and checked for agreement.</text:span></text:p>
      <text:p text:style-name="P2"/>
      <text:p text:style-name="P9"><text:span text:style-name="T3">References.</text:span></text:p>
      <text:p text:style-name="P3"><text:span text:style-name="T2">[1] Srivastava S K, Chutjian A and Trajmar S, 1975, J. Chem. Phys.</text:span><text:span text:style-name="T5"> </text:span><text:span text:style-name="T3">63</text:span><text:span text:style-name="T2"> 2659.</text:span></text:p>
      <text:p text:style-name="P3"><text:span text:style-name="T2">[2] Trajmar S and Register D F, Electron–Molecule Collisions, 1984, ed. I Shimamura and K Takayanagi (New York: Plenum), ch 6, p 468</text:span></text:p>
      <text:p text:style-name="P3"><text:span text:style-name="T2">[3] Ramsey N F 1990 Molecular Beams 2nd edn (Oxford: Oxford University Press) ch 2 </text:span></text:p>
      <text:p text:style-name="P3"><text:span text:style-name="T2">[4] Brinkmann R T and Trajmar S 1981 J. Phys. E: Sci. Instrum. </text:span><text:span text:style-name="T3">14</text:span><text:span text:style-name="T2"> <text:s/>245</text:span></text:p>
      <text:p text:style-name="P3"><text:span text:style-name="T2">[5] Olander D R and Kruger V R 1970 J. Appl. Phys. </text:span><text:span text:style-name="T3">41</text:span><text:span text:style-name="T2"> 4641 </text:span></text:p>
      <text:p text:style-name="P3"><text:span text:style-name="T2">Knudsen M 1915 </text:span><text:span text:style-name="T5">Ann Phys. </text:span><text:span text:style-name="T2"><text:s/></text:span><text:span text:style-name="T3">48</text:span><text:span text:style-name="T2"> 1113.</text:span></text:p>
      <text:p text:style-name="P3"><text:span text:style-name="T2">[6] Rugamas F, Roundy D, Mikaelian G, Vitug G, Rudner M, Shih J, Smith D, Segura J and Khakoo M A 2000 </text:span><text:span text:style-name="T5">Meas. Sci. Technol. </text:span><text:span text:style-name="T3">11</text:span><text:span text:style-name="T2"> 1750.</text:span></text:p>
      <text:p text:style-name="P3"><text:span text:style-name="T2">[7] Buckman S, Gulley R J, Moghbelealhossein M and Bennett S J 1993 Meas. Sci. Technol. </text:span><text:span text:style-name="T3">4</text:span><text:span text:style-name="T2"> 1143-1153</text:span></text:p>
      <text:p text:style-name="P5"/>
      <text:p text:style-name="P5"/>
      <text:p text:style-name="P5"/>
      <text:p text:style-name="P3"><text:span text:style-name="T2">[4] Adamson S and McGilp J F 1988 </text:span><text:span text:style-name="T5">Vacuum</text:span><text:span text:style-name="T2"> 38 463</text:span></text:p>
      <text:p text:style-name="P3"><text:span text:style-name="T2">[5] Khakoo M A, Keane K, Campbell C, Guzman N and Hazlett K 2007 </text:span><text:span text:style-name="T5">J. Phys. B: At. Mol. Opt. Phys. </text:span><text:span text:style-name="T2">40 3601</text:span></text:p>
      <text:p text:style-name="P5"/>
      <text:p text:style-name="P3"><text:span text:style-name="T2">[1] </text:span></text:p>
      <text:p text:style-name="P3"><text:span text:style-name="T2">Raj B B, Jayakumar T and Thavasimuthu M 2002 Practical non-destructive testing (Woodhead</text:span></text:p>
      <text:p text:style-name="P3"><text:span text:style-name="T2">Publishing)</text:span></text:p>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family-generic="roman" style:font-pitch="variable" style:font-charset="x-symbol"/>
    <style:font-face style:name="FreeSans1" svg:font-family="FreeSans" style:font-family-generic="swiss"/>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917in" fo:margin-left="0.5417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koo Lab 3</meta:initial-creator>
    <dc:creator>Windows User</dc:creator>
    <meta:editing-cycles>11</meta:editing-cycles>
    <meta:print-date>2013-07-05T16:45:00</meta:print-date>
    <meta:creation-date>2018-07-16T19:58:00</meta:creation-date>
    <dc:date>2018-07-19T19:07:00</dc:date>
    <meta:editing-duration>PT4H21M</meta:editing-duration>
    <meta:generator>LibreOffice/5.2.7.2$Linux_X86_64 LibreOffice_project/20m0$Build-2</meta:generator>
    <meta:document-statistic meta:table-count="0" meta:image-count="6" meta:object-count="4" meta:page-count="11" meta:paragraph-count="53" meta:word-count="3086" meta:character-count="18164" meta:non-whitespace-character-count="15051"/>
    <meta:user-defined meta:name="AppVersion">14.0000</meta:user-defined>
    <meta:user-defined meta:name="Company">California State University, Fuller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row>
        <msub>
          <mi>σ</mi>
          <mi>x</mi>
        </msub>
        <mo stretchy="false">=</mo>
        <mfrac>
          <mrow>
            <msub>
              <mi>σ</mi>
              <mi>c</mi>
            </msub>
            <msub>
              <mrow>
                <mover accent="true">
                  <msub>
                    <mi>N</mi>
                    <mi>c</mi>
                  </msub>
                  <mo stretchy="false">´</mo>
                </mover>
                <mi>I</mi>
              </mrow>
              <mi>x</mi>
            </msub>
          </mrow>
          <mrow>
            <msub>
              <mi>I</mi>
              <mi>c</mi>
            </msub>
            <mover accent="true">
              <msub>
                <mi>N</mi>
                <mi>x</mi>
              </msub>
              <mo stretchy="false">´</mo>
            </mover>
          </mrow>
        </mfrac>
      </mrow>
      <msqrt>
        <mfrac>
          <msub>
            <mi>M</mi>
            <mi>c</mi>
          </msub>
          <msub>
            <mi>M</mi>
            <mi>x</mi>
          </msub>
        </mfrac>
      </msqrt>
    </mrow>
    <annotation encoding="StarMath 5.0">{σ} rsub {x} =  {{σ} rsub {c}   {acute {{N} rsub {c}}   I} rsub {x}} over {{I} rsub {c } acute {{N} rsub {x}}} sqrt {{{M} rsub {c}} over {{M} rsub {x}}}</annotation>
  </semantics>
</math>
</file>

<file path=Object 4/content.xml><?xml version="1.0" encoding="utf-8"?>
<math xmlns="http://www.w3.org/1998/Math/MathML" display="block">
  <semantics>
    <mover accent="true">
      <mi>N</mi>
      <mo stretchy="false">´</mo>
    </mover>
    <annotation encoding="StarMath 5.0">acute {N}</annotation>
  </semantics>
</math>
</file>

<file path=Object 6/content.xml><?xml version="1.0" encoding="utf-8"?>
<math xmlns="http://www.w3.org/1998/Math/MathML" display="block">
  <semantics>
    <mrow>
      <mi>λ</mi>
      <mo stretchy="false">=</mo>
      <mfrac>
        <mn>1</mn>
        <msub>
          <mrow>
            <msqrt>
              <mn>2</mn>
            </msqrt>
            <mi>π</mi>
            <msup>
              <mrow>
                <mi>n</mi>
                <mi>δ</mi>
              </mrow>
              <mn>2</mn>
            </msup>
          </mrow>
          <mrow/>
        </msub>
      </mfrac>
    </mrow>
    <annotation encoding="StarMath 5.0">λ=  {1} over {{sqrt {2} π  {n δ} ^ {2}} rsub {}}</annotation>
  </semantics>
</math>
</file>

<file path=Object 8/content.xml><?xml version="1.0" encoding="utf-8"?>
<math xmlns="http://www.w3.org/1998/Math/MathML" display="block">
  <semantics>
    <mrow>
      <mfrac>
        <msub>
          <mi>P</mi>
          <mi>x</mi>
        </msub>
        <msub>
          <mi>P</mi>
          <mi>c</mi>
        </msub>
      </mfrac>
      <mo stretchy="false">=</mo>
      <mfrac>
        <msup>
          <msub>
            <mi>δ</mi>
            <mi>c</mi>
          </msub>
          <mn>2</mn>
        </msup>
        <msup>
          <msub>
            <mi>δ</mi>
            <mi>x</mi>
          </msub>
          <mn>2</mn>
        </msup>
      </mfrac>
    </mrow>
    <annotation encoding="StarMath 5.0">{{P} rsub {x}} over {{P} rsub {c}} =  {{{δ} rsub {c}} ^ {2}} over {{{δ} rsub {x}} ^ {2}}</annotation>
  </semantics>
</math>
</file>